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1pt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1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style:font-name="Arial1" fo:font-size="11pt" style:font-size-asian="11pt" style:font-size-complex="11pt"/>
    </style:style>
    <style:style style:name="P1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style:font-name="Arial1" fo:font-size="11pt" style:font-size-asian="11pt" style:font-size-complex="11pt"/>
    </style:style>
    <style:style style:name="P1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style:font-name="Arial1"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874089c3-7fff-b4f2-d4a4-fb9a77642bbb"/>Shadow Stalker</text:p>
      <text:p text:style-name="P1"/>
      <text:p text:style-name="P8">Initial Design</text:p>
      <text:p text:style-name="P1"/>
      <text:list xml:id="list2908487918" text:style-name="L1">
        <text:list-item>
          <text:p text:style-name="P3">Collect batteries and candles for the two light sources available to the player</text:p>
        </text:list-item>
        <text:list-item>
          <text:p text:style-name="P3">Lights will drain in power lantern slower than flashlight</text:p>
        </text:list-item>
        <text:list-item>
          <text:p text:style-name="P3">Moving platforms</text:p>
        </text:list-item>
        <text:list-item>
          <text:p text:style-name="P3">Conveyors</text:p>
        </text:list-item>
        <text:list-item>
          <text:p text:style-name="P3">Flickering light - optional</text:p>
        </text:list-item>
        <text:list-item>
          <text:p text:style-name="P3">Player dying indication</text:p>
        </text:list-item>
        <text:list-item>
          <text:p text:style-name="P3">Player lantern animation</text:p>
        </text:list-item>
        <text:list-item>
          <text:p text:style-name="P3">Keys (relics) to unlock doors/start platforms/solve puzzles</text:p>
        </text:list-item>
        <text:list-item>
          <text:p text:style-name="P3">Key out of the level in the barn the player first sees when entering the town.</text:p>
        </text:list-item>
        <text:list-item>
          <text:p text:style-name="P3">Multi-level puzzles</text:p>
        </text:list-item>
        <text:list-item>
          <text:p text:style-name="P3">Flashlight on/off</text:p>
        </text:list-item>
        <text:list-item>
          <text:p text:style-name="P3">Church holds the sun relic. This is the goal for the player and ends the game when obtained. It requires 5 pieces 6 with the inner circle? </text:p>
        </text:list-item>
        <text:list-item>
          <text:p text:style-name="P3">Player able to switch between no light, flashlight, and lantern. Lantern for short range. Flashlight for long range</text:p>
        </text:list-item>
        <text:list-item>
          <text:p text:style-name="P3">Glimpses of the “monsters”</text:p>
        </text:list-item>
      </text:list>
      <text:p text:style-name="P1"/>
      <text:p text:style-name="P8">HUD</text:p>
      <text:list xml:id="list3914605824" text:style-name="L2">
        <text:list-item>
          <text:p text:style-name="P9"><text:span text:style-name="T1">In the pause menu</text:span></text:p>
        </text:list-item>
        <text:list-item>
          <text:p text:style-name="P4">Battery power indicator for flashlight</text:p>
        </text:list-item>
        <text:list-item>
          <text:p text:style-name="P4">Candle indicator for lantern</text:p>
        </text:list-item>
        <text:list-item>
          <text:p text:style-name="P4">Keys/relics the player has</text:p>
        </text:list-item>
      </text:list>
      <text:p text:style-name="P1"/>
      <text:p text:style-name="P8">Levels</text:p>
      <text:list xml:id="list3463887444" text:style-name="L3">
        <text:list-item>
          <text:p text:style-name="P10"><text:span text:style-name="T1">Town</text:span></text:p>
        </text:list-item>
        <text:list-item>
          <text:p text:style-name="P5">Church (Sun relic)</text:p>
        </text:list-item>
        <text:list-item>
          <text:p text:style-name="P5">Caverns</text:p>
        </text:list-item>
        <text:list-item>
          <text:p text:style-name="P5">Mountain (snow)</text:p>
        </text:list-item>
        <text:list-item>
          <text:p text:style-name="P5">Forest (with sporadic cabins)</text:p>
        </text:list-item>
        <text:list-item>
          <text:p text:style-name="P5">Bell tower</text:p>
        </text:list-item>
        <text:list-item>
          <text:p text:style-name="P5">Graveyard/mausoleum</text:p>
        </text:list-item>
        <text:list-item>
          <text:p text:style-name="P5">Swamp</text:p>
        </text:list-item>
        <text:list-item>
          <text:p text:style-name="P5">Bridge (</text:p>
        </text:list-item>
      </text:list>
      <text:p text:style-name="P1"/>
      <text:p text:style-name="P8"><text:soft-page-break/>Puzzles/Level Design</text:p>
      <text:list xml:id="list1992359195" text:style-name="L4">
        <text:list-item>
          <text:p text:style-name="P11"><text:span text:style-name="T1">Collect scrolls to unlock Sun key piece</text:span></text:p>
        </text:list-item>
        <text:list-item>
          <text:p text:style-name="P6">Find a lever that opens the caverns </text:p>
        </text:list-item>
      </text:list>
      <text:p text:style-name="P1"/>
      <text:p text:style-name="P8">Narrative</text:p>
      <text:p text:style-name="P1"/>
      <text:p text:style-name="P2">We became the cogs in our own meat grinder.</text:p>
      <text:p text:style-name="P1"/>
      <text:p text:style-name="P2">...they come for us through the darkness...never the light...</text:p>
      <text:p text:style-name="P2">...light! More light!</text:p>
      <text:p text:style-name="P2">...we have come to call them shadow stalkers...</text:p>
      <text:p text:style-name="P2">...the absence of light draws them out...</text:p>
      <text:p text:style-name="P2">...cursed...will the darkness ever end?</text:p>
      <text:p text:style-name="P2">...whatever god or beast we angered...we have paid for it...</text:p>
      <text:p text:style-name="P2">...may the sun, willingly, come and guide us from this fate.</text:p>
      <text:p text:style-name="P2">...we spotted a wrecked ship. Hopes are someone survived and can save us.</text:p>
      <text:p text:style-name="P2">...our records will surpass our lives...and tell the story of a horrible fate.</text:p>
      <text:p text:style-name="P2">...</text:p>
      <text:p text:style-name="P1"/>
      <text:p text:style-name="P2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9T10:06:07.756545238</meta:creation-date>
    <dc:date>2020-05-09T10:07:53.778443842</dc:date>
    <meta:editing-duration>PT1M47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2" meta:paragraph-count="52" meta:word-count="328" meta:character-count="1827" meta:non-whitespace-character-count="1576"/>
  </office:meta>
</office:document-meta>
</file>